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-apple-system,BlinkMacSystemFont" svg:font-family="'-apple-system,BlinkMacSystemFont'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73a3c" loext:opacity="100%" style:font-name="-apple-system,BlinkMacSystemFont" fo:font-size="32pt" fo:letter-spacing="normal" fo:font-style="normal" fo:font-weight="normal" officeooo:rsid="000f9cae" officeooo:paragraph-rsid="000f9cae" style:font-size-asian="32pt" style:font-size-complex="32pt"/>
    </style:style>
    <style:style style:name="P2" style:family="paragraph" style:parent-style-name="Text_20_body">
      <style:text-properties fo:font-variant="normal" fo:text-transform="none" fo:color="#373a3c" loext:opacity="100%" style:font-name="-apple-system,BlinkMacSystemFont" fo:font-size="14pt" fo:letter-spacing="normal" fo:font-style="normal" fo:font-weight="normal" officeooo:rsid="000f9cae" officeooo:paragraph-rsid="000f9cae" style:font-size-asian="12.25pt" style:font-size-complex="14pt"/>
    </style:style>
    <style:style style:name="P3" style:family="paragraph" style:parent-style-name="Text_20_body">
      <style:text-properties fo:font-variant="normal" fo:text-transform="none" fo:color="#373a3c" loext:opacity="100%" style:font-name="-apple-system,BlinkMacSystemFont" fo:font-size="12pt" fo:letter-spacing="normal" fo:font-style="normal" fo:font-weight="normal" officeooo:rsid="000f9cae" officeooo:paragraph-rsid="000f9cae" style:font-size-asian="12pt" style:font-size-complex="12pt"/>
    </style:style>
    <style:style style:name="P4" style:family="paragraph" style:parent-style-name="Text_20_body">
      <style:text-properties fo:font-variant="normal" fo:text-transform="none" fo:color="#373a3c" loext:opacity="100%" style:font-name="-apple-system,BlinkMacSystemFont" fo:font-size="12pt" fo:letter-spacing="normal" fo:font-style="normal" fo:font-weight="normal" officeooo:rsid="000f9cae" officeooo:paragraph-rsid="0011ccd2" style:font-size-asian="12pt" style:font-size-complex="12pt"/>
    </style:style>
    <style:style style:name="P5" style:family="paragraph" style:parent-style-name="Text_20_body">
      <style:text-properties fo:font-size="12pt" officeooo:paragraph-rsid="000f9cae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font-size="12pt" officeooo:paragraph-rsid="000f9cae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font-size="12pt" officeooo:paragraph-rsid="0011ccd2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font-size="12pt" officeooo:rsid="0010a2e8" officeooo:paragraph-rsid="0010a2e8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font-size="12pt" fo:font-weight="normal" officeooo:rsid="000f9cae" officeooo:paragraph-rsid="0011ccd2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padding="0.049cm" fo:border="0.06pt solid #d9d9e3"/>
      <style:text-properties fo:font-size="12pt" officeooo:paragraph-rsid="000f9cae" style:font-size-asian="12pt" style:font-size-complex="12pt"/>
    </style:style>
    <style:style style:name="T1" style:family="text">
      <style:text-properties officeooo:rsid="000f9cae"/>
    </style:style>
    <style:style style:name="T2" style:family="text">
      <style:text-properties fo:font-variant="normal" fo:text-transform="none" fo:color="#373a3c" loext:opacity="100%" style:font-name="-apple-system,BlinkMacSystemFont" fo:letter-spacing="normal" fo:font-style="normal" fo:font-weight="normal" officeooo:rsid="000f9cae"/>
    </style:style>
    <style:style style:name="T3" style:family="text">
      <style:text-properties fo:font-variant="normal" fo:text-transform="none" fo:color="#373a3c" loext:opacity="100%" style:font-name="-apple-system,BlinkMacSystemFont" fo:letter-spacing="normal" fo:font-style="normal" fo:font-weight="normal" officeooo:rsid="0010a2e8"/>
    </style:style>
    <style:style style:name="T4" style:family="text">
      <style:text-properties officeooo:rsid="0010a2e8"/>
    </style:style>
    <style:style style:name="T5" style:family="text">
      <style:text-properties officeooo:rsid="0011ccd2"/>
    </style:style>
    <style:style style:name="T6" style:family="text">
      <style:text-properties fo:font-weight="bold" officeooo:rsid="0010a2e8" style:font-weight-asian="bold" style:font-weight-complex="bold"/>
    </style:style>
    <style:style style:name="T7" style:family="text">
      <style:text-properties officeooo:rsid="0012be66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73270017523_264"/>Dictionnaire des données</text:p>
      <text:p text:style-name="P2"/>
      <text:p text:style-name="P5"><text:span text:style-name="T2">Système embarquée :</text:span></text:p>
      <text:list xml:id="list2338437324" text:style-name="L2">
        <text:list-item>
          <text:p text:style-name="P6">Description : <text:span text:style-name="T1">un système électronique autonome</text:span></text:p>
        </text:list-item>
        <text:list-item>
          <text:p text:style-name="P6">Exemples : <text:span text:style-name="T1">vélo à assistance électrique</text:span></text:p>
        </text:list-item>
      </text:list>
      <text:p text:style-name="P2"/>
      <text:p text:style-name="P5"><text:span text:style-name="T3">Dispositif </text:span><text:span text:style-name="T2">:</text:span></text:p>
      <text:list xml:id="list174425517529646" text:continue-numbering="true" text:style-name="L2">
        <text:list-item>
          <text:p text:style-name="P7">Description : <text:span text:style-name="T4">ensemble de pièces constituant un mécanisme un appareil quelconques </text:span></text:p>
        </text:list-item>
        <text:list-item>
          <text:p text:style-name="P9">Exemples : visuel et sonores</text:p>
        </text:list-item>
      </text:list>
      <text:p text:style-name="P3"/>
      <text:p text:style-name="P3"><text:span text:style-name="T4">Caméra </text:span>:</text:p>
      <text:list xml:id="list174424821620494" text:continue-numbering="true" text:style-name="L2">
        <text:list-item>
          <text:p text:style-name="P7">Type de données : <text:span text:style-name="T4">images numériques</text:span></text:p>
        </text:list-item>
        <text:list-item>
          <text:p text:style-name="P7">Description : <text:span text:style-name="T4">un appareil de prise de vue destinée a enregistrer ou a transmettre des images photographiques.</text:span></text:p>
        </text:list-item>
      </text:list>
      <text:p text:style-name="P3"/>
      <text:p text:style-name="P3"><text:span text:style-name="T4">Caméra thermique </text:span>:</text:p>
      <text:list xml:id="list174425933922180" text:continue-numbering="true" text:style-name="L2">
        <text:list-item>
          <text:p text:style-name="P7">Type de données : <text:span text:style-name="T4">images thermiques</text:span></text:p>
        </text:list-item>
        <text:list-item>
          <text:p text:style-name="P7">Description : <text:span text:style-name="T4">capte le rayonnement infrarouge émis par les corps et qui varie en fonction de leur température.</text:span></text:p>
        </text:list-item>
      </text:list>
      <text:p text:style-name="P3"/>
      <text:p text:style-name="P3"><text:span text:style-name="T4">Détecteur de mouvement </text:span>:</text:p>
      <text:list xml:id="list174424979333757" text:continue-numbering="true" text:style-name="L2">
        <text:list-item>
          <text:p text:style-name="P7">Type de données : <text:span text:style-name="T4">binaire</text:span></text:p>
        </text:list-item>
        <text:list-item>
          <text:p text:style-name="P7">Description : <text:span text:style-name="T4">appareil électrique qui utilise un capteur pour détecter les mouvement s a proximité.</text:span></text:p>
        </text:list-item>
        <text:list-item>
          <text:p text:style-name="P7">Exemples de valeurs : <text:span text:style-name="T4">0 : pour mouvement détecter et 1 : pour aucun mouvement ( en binaire)</text:span></text:p>
        </text:list-item>
      </text:list>
      <text:p text:style-name="P3"/>
      <text:p text:style-name="P3"><text:tab/><text:span text:style-name="T4">Led RVB (RGB en anglais) </text:span>:</text:p>
      <text:list xml:id="list174424679905954" text:continue-numbering="true" text:style-name="L2">
        <text:list-item>
          <text:p text:style-name="P7">Type de données : le type de données de la variable (par exemple, nombre entier, chaîne de caractères, date)</text:p>
        </text:list-item>
        <text:list-item>
          <text:p text:style-name="P7">Description : <text:span text:style-name="T4">type de LED qui produit grâce a trois couleurs </text:span><text:span text:style-name="T5">e</text:span><text:span text:style-name="T4">lementaires (</text:span><text:span text:style-name="T6">R</text:span><text:span text:style-name="T4">ouge </text:span><text:span text:style-name="T6">B</text:span><text:span text:style-name="T4">leu </text:span><text:span text:style-name="T6">V</text:span><text:span text:style-name="T4">ert), plus de 16 millions de nuances de lumières</text:span></text:p>
        </text:list-item>
        <text:list-item>
          <text:p text:style-name="P7">Exemples de valeurs : <text:span text:style-name="T5">rouge / jaune / vert / bleu …….</text:span></text:p>
        </text:list-item>
      </text:list>
      <text:p text:style-name="P3"/>
      <text:p text:style-name="P3"><text:soft-page-break/></text:p>
      <text:p text:style-name="P3"><text:span text:style-name="T5">SMS </text:span>:</text:p>
      <text:list xml:id="list174424106758575" text:continue-numbering="true" text:style-name="L2">
        <text:list-item>
          <text:p text:style-name="P7">Type de données : <text:span text:style-name="T5">caractères</text:span></text:p>
        </text:list-item>
        <text:list-item>
          <text:p text:style-name="P7">Description : <text:span text:style-name="T5">en anglais « Short Message Service » est un type d’envois qui permet de transmettre de court message textuel</text:span></text:p>
        </text:list-item>
        <text:list-item>
          <text:p text:style-name="P11">Source de données : <text:span text:style-name="T5">appareil duplex</text:span></text:p>
        </text:list-item>
      </text:list>
      <text:p text:style-name="P3"><text:span text:style-name="T5">Numéro de téléphone </text:span>:</text:p>
      <text:list xml:id="list174424461253557" text:continue-numbering="true" text:style-name="L2">
        <text:list-item>
          <text:p text:style-name="P7">Type de données : <text:span text:style-name="T5">chiffres</text:span></text:p>
        </text:list-item>
        <text:list-item>
          <text:p text:style-name="P7">Description : <text:span text:style-name="T5">une suite de chiffre ou de lettre en fonction du pays qui identifie de façon unique un terminal au sein d’un réseau téléphonique </text:span></text:p>
        </text:list-item>
        <text:list-item>
          <text:p text:style-name="P7">Exemples de valeurs : <text:span text:style-name="T5">+33 0694257810</text:span></text:p>
        </text:list-item>
      </text:list>
      <text:p text:style-name="P3"/>
      <text:p text:style-name="P3"><text:span text:style-name="T5">Tweet </text:span>:</text:p>
      <text:list xml:id="list174424487197519" text:continue-numbering="true" text:style-name="L2">
        <text:list-item>
          <text:p text:style-name="P7">Type de données :<text:span text:style-name="T5">caractères</text:span></text:p>
        </text:list-item>
        <text:list-item>
          <text:p text:style-name="P7">Description : <text:span text:style-name="T5">court message informatif posté sur la plateforme Twitter</text:span></text:p>
        </text:list-item>
        <text:list-item>
          <text:p text:style-name="P11">Source de données : <text:span text:style-name="T5">Réseau Social Twitter</text:span></text:p>
        </text:list-item>
      </text:list>
      <text:p text:style-name="P3"><text:span text:style-name="T5">Twitter</text:span>:</text:p>
      <text:list xml:id="list174424713722514" text:continue-numbering="true" text:style-name="L2">
        <text:list-item>
          <text:p text:style-name="P7">Type de données : le type de données de la variable (par exemple, nombre entier, chaîne de caractères, date)</text:p>
        </text:list-item>
        <text:list-item>
          <text:p text:style-name="P7">Description : <text:span text:style-name="T5">réseau social de microblog-age qui permet a un utilisateur d’envoyer des micro messages appelée « tweet » sur internet </text:span></text:p>
        </text:list-item>
      </text:list>
      <text:p text:style-name="P2"/>
      <text:p text:style-name="P4"><text:span text:style-name="T5">Module Enviro Phat </text:span>:</text:p>
      <text:list xml:id="list174425399618286" text:continue-numbering="true" text:style-name="L2">
        <text:list-item>
          <text:p text:style-name="P8">Type de données : <text:span text:style-name="T7">binaire</text:span></text:p>
        </text:list-item>
        <text:list-item>
          <text:p text:style-name="P10">Description : <text:span text:style-name="T5">dispositif qui comprend 4 capteurs différents : température, pression, niveau de lumière et couleurs. Ce dernier permet de mesurer la températur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-apple-system,BlinkMacSystemFont" svg:font-family="'-apple-system,BlinkMacSystemFont'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7:08:50.100000000</meta:creation-date>
    <dc:date>2023-01-09T17:43:38.472000000</dc:date>
    <meta:editing-duration>PT2M47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9" meta:word-count="387" meta:character-count="2168" meta:non-whitespace-character-count="1843"/>
  </office:meta>
</office:document-meta>
</file>